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D in voice data</text:p>
      <text:p text:style-name="Normal">Matrix column entries (attributes):</text:p>
      <text:p text:style-name="Normal">name - ASCII subject name and recording number</text:p>
      <text:p text:style-name="Normal">MDVP:Fo(Hz) - Average vocal fundamental frequency</text:p>
      <text:p text:style-name="Normal">MDVP:Fhi(Hz) - Maximum vocal fundamental frequency</text:p>
      <text:p text:style-name="Normal">MDVP:Flo(Hz) - Minimum vocal fundamental frequency</text:p>
      <text:p text:style-name="Normal">MDVP:Jitter(%),MDVP:Jitter(Abs),MDVP:RAP,MDVP:PPQ,Jitter:DDP - Several</text:p>
      <text:p text:style-name="Normal">measures of variation in fundamental frequency</text:p>
      <text:p text:style-name="Normal">MDVP:Shimmer,MDVP:Shimmer(dB),Shimmer:APQ3,Shimmer:APQ5,MDVP:APQ,Shimmer:DDA - Several measures of variation in amplitude</text:p>
      <text:p text:style-name="Normal">NHR,HNR - Two measures of ratio of noise to tonal components in the voice</text:p>
      <text:p text:style-name="Normal">status - Health status of the subject (one) - Parkinson's, (zero) - healthy</text:p>
      <text:p text:style-name="Normal">RPDE,D2 - Two nonlinear dynamical complexity measures</text:p>
      <text:p text:style-name="Normal">DFA - Signal fractal scaling exponent</text:p>
      <text:p text:style-name="Normal">spread1, spread2,PPE - Three nonlinear measures of fundamental frequency variation</text:p>
      <text:p text:style-name="Normal">MCC - range from -1 - 1 showing if the classifier had alot of false positives or negatives; closer to 1 means they had little false positives</text:p>
      <text:p text:style-name="Normal">Kappa -<text:s/></text:p>
      <text:p text:style-name="Normal">F1 - a kind of mean of precision and recall which punishes lower scores<text:s/>(if there is a bigger range between the precision/recall)</text:p>
      <text:p text:style-name="Normal">Depth – how far it reads into the data, larger depths fit into the data strictly; whilst smaller depth generalizes the data. Too large of a depth leads to overfitting</text:p>
      <text:p text:style-name="Normal"/>
      <text:p text:style-name="P2">Standard Deviation(std):</text:p>
      <text:p text:style-name="Normal">* 95% of the data will lie within two standard deviation the others are thought to be outliers</text:p>
      <text:p text:style-name="Normal">* larger std means the values are further away from the mean, whilst a smaller std means the values are clustered closer to the mean</text:p>
      <text:p text:style-name="Normal"/>
      <text:p text:style-name="Normal"/>
      <text:p text:style-name="Normal">*<text:s/>As we are dealing with the medical domain In the real-world, predicting the person as not having the disease but when he/she actually has disease is more dangerous than predicting the person has a disease when he/she actually don't have it. Hence it is more important for us to identify True Positiv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ixzyl galeon</meta:initial-creator>
    <dc:creator>Aixzyl galeon</dc:creator>
    <meta:creation-date>2021-12-07T11:08:00Z</meta:creation-date>
    <dc:date>2021-12-10T15:01:00Z</dc:date>
    <meta:template xlink:href="Normal" xlink:type="simple"/>
    <meta:editing-cycles>2</meta:editing-cycles>
    <meta:editing-duration>PT30240S</meta:editing-duration>
    <meta:document-statistic meta:page-count="1" meta:paragraph-count="3" meta:word-count="272" meta:character-count="1821" meta:row-count="12" meta:non-whitespace-character-count="1552"/>
  </office:meta>
</office:document-meta>
</file>